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35.75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resultado_dem_20020170709_22_27_2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6.19892758903777</text:p>
          </table:table-cell>
          <table:table-cell office:value-type="string" calcext:value-type="string">
            <text:p>94.7274859735717</text:p>
          </table:table-cell>
          <table:table-cell office:value-type="string" calcext:value-type="string">
            <text:p>-200.7298941244581</text:p>
          </table:table-cell>
          <table:table-cell table:number-columns-repeated="5"/>
          <table:table-cell office:value-type="string" calcext:value-type="string">
            <text:p>dem</text:p>
          </table:table-cell>
          <table:table-cell office:value-type="float" office:value="-200.729894124458" calcext:value-type="float">
            <text:p>-200,7298941245</text:p>
          </table:table-cell>
          <table:table-cell/>
          <table:table-cell table:formula="of:=AVERAGE([.K1:.K30])" office:value-type="float" office:value="-216.028773691466" calcext:value-type="float">
            <text:p>-216,02877369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9.8354251825526</text:p>
          </table:table-cell>
          <table:table-cell office:value-type="string" calcext:value-type="string">
            <text:p>99.98242065750729</text:p>
          </table:table-cell>
          <table:table-cell office:value-type="string" calcext:value-type="string">
            <text:p>-227.0495250781306</text:p>
          </table:table-cell>
          <table:table-cell table:number-columns-repeated="5"/>
          <table:table-cell office:value-type="string" calcext:value-type="string">
            <text:p>dem</text:p>
          </table:table-cell>
          <table:table-cell office:value-type="float" office:value="-227.049525078131" calcext:value-type="float">
            <text:p>-227,0495250781</text:p>
          </table:table-cell>
          <table:table-cell/>
          <table:table-cell table:formula="of:=MIN([.K1:.K30])" office:value-type="float" office:value="-227.122568845642" calcext:value-type="float">
            <text:p>-227,12256884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0.02691220216353</text:p>
          </table:table-cell>
          <table:table-cell office:value-type="string" calcext:value-type="string">
            <text:p>99.99606855075174</text:p>
          </table:table-cell>
          <table:table-cell office:value-type="string" calcext:value-type="string">
            <text:p>-227.0940874196263</text:p>
          </table:table-cell>
          <table:table-cell table:number-columns-repeated="5"/>
          <table:table-cell office:value-type="string" calcext:value-type="string">
            <text:p>dem</text:p>
          </table:table-cell>
          <table:table-cell office:value-type="float" office:value="-227.094087419626" calcext:value-type="float">
            <text:p>-227,0940874196</text:p>
          </table:table-cell>
          <table:table-cell/>
          <table:table-cell table:style-name="ce1" table:formula="of:=(COUNTIF([.K1:.K30];&quot;&gt;-220,0&quot;))/30" office:value-type="percentage" office:value="0.133333333333333" calcext:value-type="percentage">
            <text:p>13,33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9.78348676145487</text:p>
          </table:table-cell>
          <table:table-cell office:value-type="string" calcext:value-type="string">
            <text:p>99.97892258168571</text:p>
          </table:table-cell>
          <table:table-cell office:value-type="string" calcext:value-type="string">
            <text:p>-227.0355409761109</text:p>
          </table:table-cell>
          <table:table-cell table:number-columns-repeated="5"/>
          <table:table-cell office:value-type="string" calcext:value-type="string">
            <text:p>dem</text:p>
          </table:table-cell>
          <table:table-cell office:value-type="float" office:value="-227.035540976111" calcext:value-type="float">
            <text:p>-227,0355409761</text:p>
          </table:table-cell>
          <table:table-cell/>
          <table:table-cell table:style-name="ce1" table:formula="of:=(COUNTIF([.K1:.K30];&quot;&lt;-220,0&quot;))/30" office:value-type="percentage" office:value="0.866666666666667" calcext:value-type="percentage">
            <text:p>86,67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90.09072315321882</text:p>
          </table:table-cell>
          <table:table-cell office:value-type="string" calcext:value-type="string">
            <text:p>99.95493122368178</text:p>
          </table:table-cell>
          <table:table-cell office:value-type="string" calcext:value-type="string">
            <text:p>-226.9108859610334</text:p>
          </table:table-cell>
          <table:table-cell table:number-columns-repeated="5"/>
          <table:table-cell office:value-type="string" calcext:value-type="string">
            <text:p>dem</text:p>
          </table:table-cell>
          <table:table-cell office:value-type="float" office:value="-226.910885961033" calcext:value-type="float">
            <text:p>-226,91088596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89.83019542918979</text:p>
          </table:table-cell>
          <table:table-cell office:value-type="string" calcext:value-type="string">
            <text:p>99.99401021374814</text:p>
          </table:table-cell>
          <table:table-cell office:value-type="string" calcext:value-type="string">
            <text:p>-227.0979386420973</text:p>
          </table:table-cell>
          <table:table-cell table:number-columns-repeated="5"/>
          <table:table-cell office:value-type="string" calcext:value-type="string">
            <text:p>dem</text:p>
          </table:table-cell>
          <table:table-cell office:value-type="float" office:value="-227.097938642097" calcext:value-type="float">
            <text:p>-227,097938642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89.78362604453358</text:p>
          </table:table-cell>
          <table:table-cell office:value-type="string" calcext:value-type="string">
            <text:p>99.9998836927645</text:p>
          </table:table-cell>
          <table:table-cell office:value-type="string" calcext:value-type="string">
            <text:p>-227.1225688456424</text:p>
          </table:table-cell>
          <table:table-cell table:number-columns-repeated="5"/>
          <table:table-cell office:value-type="string" calcext:value-type="string">
            <text:p>dem</text:p>
          </table:table-cell>
          <table:table-cell office:value-type="float" office:value="-227.122568845642" calcext:value-type="float">
            <text:p>-227,122568845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-46.45342611872219</text:p>
          </table:table-cell>
          <table:table-cell office:value-type="string" calcext:value-type="string">
            <text:p>38.12676502228726</text:p>
          </table:table-cell>
          <table:table-cell office:value-type="string" calcext:value-type="string">
            <text:p>-126.4238311919624</text:p>
          </table:table-cell>
          <table:table-cell table:number-columns-repeated="5"/>
          <table:table-cell office:value-type="string" calcext:value-type="string">
            <text:p>dem</text:p>
          </table:table-cell>
          <table:table-cell office:value-type="float" office:value="-126.423831191962" calcext:value-type="float">
            <text:p>-126,42383119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90.57091147167017</text:p>
          </table:table-cell>
          <table:table-cell office:value-type="string" calcext:value-type="string">
            <text:p>99.98738788034146</text:p>
          </table:table-cell>
          <table:table-cell office:value-type="string" calcext:value-type="string">
            <text:p>-226.9245526721321</text:p>
          </table:table-cell>
          <table:table-cell table:number-columns-repeated="5"/>
          <table:table-cell office:value-type="string" calcext:value-type="string">
            <text:p>dem</text:p>
          </table:table-cell>
          <table:table-cell office:value-type="float" office:value="-226.924552672132" calcext:value-type="float">
            <text:p>-226,924552672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88.75588984930319</text:p>
          </table:table-cell>
          <table:table-cell office:value-type="string" calcext:value-type="string">
            <text:p>99.8580108904267</text:p>
          </table:table-cell>
          <table:table-cell office:value-type="string" calcext:value-type="string">
            <text:p>-226.3192238504754</text:p>
          </table:table-cell>
          <table:table-cell table:number-columns-repeated="5"/>
          <table:table-cell office:value-type="string" calcext:value-type="string">
            <text:p>dem</text:p>
          </table:table-cell>
          <table:table-cell office:value-type="float" office:value="-226.319223850475" calcext:value-type="float">
            <text:p>-226,319223850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89.9031283758257</text:p>
          </table:table-cell>
          <table:table-cell office:value-type="string" calcext:value-type="string">
            <text:p>99.99896110099721</text:p>
          </table:table-cell>
          <table:table-cell office:value-type="string" calcext:value-type="string">
            <text:p>-227.1161673401549</text:p>
          </table:table-cell>
          <table:table-cell table:number-columns-repeated="5"/>
          <table:table-cell office:value-type="string" calcext:value-type="string">
            <text:p>dem</text:p>
          </table:table-cell>
          <table:table-cell office:value-type="float" office:value="-227.116167340155" calcext:value-type="float">
            <text:p>-227,116167340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89.95455992386336</text:p>
          </table:table-cell>
          <table:table-cell office:value-type="string" calcext:value-type="string">
            <text:p>99.998263479283</text:p>
          </table:table-cell>
          <table:table-cell office:value-type="string" calcext:value-type="string">
            <text:p>-227.1100305787553</text:p>
          </table:table-cell>
          <table:table-cell table:number-columns-repeated="5"/>
          <table:table-cell office:value-type="string" calcext:value-type="string">
            <text:p>dem</text:p>
          </table:table-cell>
          <table:table-cell office:value-type="float" office:value="-227.110030578755" calcext:value-type="float">
            <text:p>-227,110030578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-46.44961107122824</text:p>
          </table:table-cell>
          <table:table-cell office:value-type="string" calcext:value-type="string">
            <text:p>38.12635729171726</text:p>
          </table:table-cell>
          <table:table-cell office:value-type="string" calcext:value-type="string">
            <text:p>-126.4238314204389</text:p>
          </table:table-cell>
          <table:table-cell table:number-columns-repeated="5"/>
          <table:table-cell office:value-type="string" calcext:value-type="string">
            <text:p>dem</text:p>
          </table:table-cell>
          <table:table-cell office:value-type="float" office:value="-126.423831420439" calcext:value-type="float">
            <text:p>-126,42383142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89.95934825721582</text:p>
          </table:table-cell>
          <table:table-cell office:value-type="string" calcext:value-type="string">
            <text:p>99.9908398112465</text:p>
          </table:table-cell>
          <table:table-cell office:value-type="string" calcext:value-type="string">
            <text:p>-227.0784460593587</text:p>
          </table:table-cell>
          <table:table-cell table:number-columns-repeated="5"/>
          <table:table-cell office:value-type="string" calcext:value-type="string">
            <text:p>dem</text:p>
          </table:table-cell>
          <table:table-cell office:value-type="float" office:value="-227.078446059359" calcext:value-type="float">
            <text:p>-227,078446059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89.0107793209624</text:p>
          </table:table-cell>
          <table:table-cell office:value-type="string" calcext:value-type="string">
            <text:p>99.99321402897255</text:p>
          </table:table-cell>
          <table:table-cell office:value-type="string" calcext:value-type="string">
            <text:p>-226.9502340652437</text:p>
          </table:table-cell>
          <table:table-cell table:number-columns-repeated="5"/>
          <table:table-cell office:value-type="string" calcext:value-type="string">
            <text:p>dem</text:p>
          </table:table-cell>
          <table:table-cell office:value-type="float" office:value="-226.950234065244" calcext:value-type="float">
            <text:p>-226,950234065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89.50071640593099</text:p>
          </table:table-cell>
          <table:table-cell office:value-type="string" calcext:value-type="string">
            <text:p>99.99594841397402</text:p>
          </table:table-cell>
          <table:table-cell office:value-type="string" calcext:value-type="string">
            <text:p>-227.0856041495952</text:p>
          </table:table-cell>
          <table:table-cell table:number-columns-repeated="5"/>
          <table:table-cell office:value-type="string" calcext:value-type="string">
            <text:p>dem</text:p>
          </table:table-cell>
          <table:table-cell office:value-type="float" office:value="-227.085604149595" calcext:value-type="float">
            <text:p>-227,085604149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89.75296179705023</text:p>
          </table:table-cell>
          <table:table-cell office:value-type="string" calcext:value-type="string">
            <text:p>99.99958845461174</text:p>
          </table:table-cell>
          <table:table-cell office:value-type="string" calcext:value-type="string">
            <text:p>-227.1209038322409</text:p>
          </table:table-cell>
          <table:table-cell table:number-columns-repeated="5"/>
          <table:table-cell office:value-type="string" calcext:value-type="string">
            <text:p>dem</text:p>
          </table:table-cell>
          <table:table-cell office:value-type="float" office:value="-227.120903832241" calcext:value-type="float">
            <text:p>-227,120903832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89.50123156935973</text:p>
          </table:table-cell>
          <table:table-cell office:value-type="string" calcext:value-type="string">
            <text:p>99.99320478972473</text:p>
          </table:table-cell>
          <table:table-cell office:value-type="string" calcext:value-type="string">
            <text:p>-227.0745402781801</text:p>
          </table:table-cell>
          <table:table-cell table:number-columns-repeated="5"/>
          <table:table-cell office:value-type="string" calcext:value-type="string">
            <text:p>dem</text:p>
          </table:table-cell>
          <table:table-cell office:value-type="float" office:value="-227.07454027818" calcext:value-type="float">
            <text:p>-227,074540278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-46.45353314756452</text:p>
          </table:table-cell>
          <table:table-cell office:value-type="string" calcext:value-type="string">
            <text:p>38.1238871626629</text:p>
          </table:table-cell>
          <table:table-cell office:value-type="string" calcext:value-type="string">
            <text:p>-126.4238311272697</text:p>
          </table:table-cell>
          <table:table-cell table:number-columns-repeated="5"/>
          <table:table-cell office:value-type="string" calcext:value-type="string">
            <text:p>dem</text:p>
          </table:table-cell>
          <table:table-cell office:value-type="float" office:value="-126.42383112727" calcext:value-type="float">
            <text:p>-126,423831127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9.71397507621805</text:p>
          </table:table-cell>
          <table:table-cell office:value-type="string" calcext:value-type="string">
            <text:p>99.98863741066012</text:p>
          </table:table-cell>
          <table:table-cell office:value-type="string" calcext:value-type="string">
            <text:p>-227.0745043752217</text:p>
          </table:table-cell>
          <table:table-cell table:number-columns-repeated="5"/>
          <table:table-cell office:value-type="string" calcext:value-type="string">
            <text:p>dem</text:p>
          </table:table-cell>
          <table:table-cell office:value-type="float" office:value="-227.074504375222" calcext:value-type="float">
            <text:p>-227,074504375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89.5434054977052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227.107634286979</text:p>
          </table:table-cell>
          <table:table-cell table:number-columns-repeated="5"/>
          <table:table-cell office:value-type="string" calcext:value-type="string">
            <text:p>dem</text:p>
          </table:table-cell>
          <table:table-cell office:value-type="float" office:value="-227.107634286979" calcext:value-type="float">
            <text:p>-227,10763428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89.95878040059068</text:p>
          </table:table-cell>
          <table:table-cell office:value-type="string" calcext:value-type="string">
            <text:p>99.99195668902981</text:p>
          </table:table-cell>
          <table:table-cell office:value-type="string" calcext:value-type="string">
            <text:p>-227.0831900041785</text:p>
          </table:table-cell>
          <table:table-cell table:number-columns-repeated="5"/>
          <table:table-cell office:value-type="string" calcext:value-type="string">
            <text:p>dem</text:p>
          </table:table-cell>
          <table:table-cell office:value-type="float" office:value="-227.083190004178" calcext:value-type="float">
            <text:p>-227,083190004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87.01179014992854</text:p>
          </table:table-cell>
          <table:table-cell office:value-type="string" calcext:value-type="string">
            <text:p>99.89468499668504</text:p>
          </table:table-cell>
          <table:table-cell office:value-type="string" calcext:value-type="string">
            <text:p>-224.985602744967</text:p>
          </table:table-cell>
          <table:table-cell table:number-columns-repeated="5"/>
          <table:table-cell office:value-type="string" calcext:value-type="string">
            <text:p>dem</text:p>
          </table:table-cell>
          <table:table-cell office:value-type="float" office:value="-224.985602744967" calcext:value-type="float">
            <text:p>-224,98560274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89.79693681925644</text:p>
          </table:table-cell>
          <table:table-cell office:value-type="string" calcext:value-type="string">
            <text:p>99.99967082812989</text:p>
          </table:table-cell>
          <table:table-cell office:value-type="string" calcext:value-type="string">
            <text:p>-227.121738913047</text:p>
          </table:table-cell>
          <table:table-cell table:number-columns-repeated="5"/>
          <table:table-cell office:value-type="string" calcext:value-type="string">
            <text:p>dem</text:p>
          </table:table-cell>
          <table:table-cell office:value-type="float" office:value="-227.121738913047" calcext:value-type="float">
            <text:p>-227,12173891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89.58345746393009</text:p>
          </table:table-cell>
          <table:table-cell office:value-type="string" calcext:value-type="string">
            <text:p>99.99067174437243</text:p>
          </table:table-cell>
          <table:table-cell office:value-type="string" calcext:value-type="string">
            <text:p>-227.0739995117797</text:p>
          </table:table-cell>
          <table:table-cell table:number-columns-repeated="5"/>
          <table:table-cell office:value-type="string" calcext:value-type="string">
            <text:p>dem</text:p>
          </table:table-cell>
          <table:table-cell office:value-type="float" office:value="-227.07399951178" calcext:value-type="float">
            <text:p>-227,073999511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90.22934405703714</text:p>
          </table:table-cell>
          <table:table-cell office:value-type="string" calcext:value-type="string">
            <text:p>99.97943406121212</text:p>
          </table:table-cell>
          <table:table-cell office:value-type="string" calcext:value-type="string">
            <text:p>-226.9904612238299</text:p>
          </table:table-cell>
          <table:table-cell table:number-columns-repeated="5"/>
          <table:table-cell office:value-type="string" calcext:value-type="string">
            <text:p>dem</text:p>
          </table:table-cell>
          <table:table-cell office:value-type="float" office:value="-226.99046122383" calcext:value-type="float">
            <text:p>-226,990461223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89.98714369266388</text:p>
          </table:table-cell>
          <table:table-cell office:value-type="string" calcext:value-type="string">
            <text:p>99.99953890180454</text:p>
          </table:table-cell>
          <table:table-cell office:value-type="string" calcext:value-type="string">
            <text:p>-227.1127102416691</text:p>
          </table:table-cell>
          <table:table-cell table:number-columns-repeated="5"/>
          <table:table-cell office:value-type="string" calcext:value-type="string">
            <text:p>dem</text:p>
          </table:table-cell>
          <table:table-cell office:value-type="float" office:value="-227.112710241669" calcext:value-type="float">
            <text:p>-227,112710241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89.57992843063973</text:p>
          </table:table-cell>
          <table:table-cell office:value-type="string" calcext:value-type="string">
            <text:p>99.99856857440378</text:p>
          </table:table-cell>
          <table:table-cell office:value-type="string" calcext:value-type="string">
            <text:p>-227.1058960607556</text:p>
          </table:table-cell>
          <table:table-cell table:number-columns-repeated="5"/>
          <table:table-cell office:value-type="string" calcext:value-type="string">
            <text:p>dem</text:p>
          </table:table-cell>
          <table:table-cell office:value-type="float" office:value="-227.105896060756" calcext:value-type="float">
            <text:p>-227,105896060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89.38357981840775</text:p>
          </table:table-cell>
          <table:table-cell office:value-type="string" calcext:value-type="string">
            <text:p>99.98278186505706</text:p>
          </table:table-cell>
          <table:table-cell office:value-type="string" calcext:value-type="string">
            <text:p>-227.0130139188025</text:p>
          </table:table-cell>
          <table:table-cell table:number-columns-repeated="5"/>
          <table:table-cell office:value-type="string" calcext:value-type="string">
            <text:p>dem</text:p>
          </table:table-cell>
          <table:table-cell office:value-type="float" office:value="-227.013013918802" calcext:value-type="float">
            <text:p>-227,013013918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89.80222588515808</text:p>
          </table:table-cell>
          <table:table-cell office:value-type="string" calcext:value-type="string">
            <text:p>99.99511680795499</text:p>
          </table:table-cell>
          <table:table-cell office:value-type="string" calcext:value-type="string">
            <text:p>-227.1028218498331</text:p>
          </table:table-cell>
          <table:table-cell table:number-columns-repeated="5"/>
          <table:table-cell office:value-type="string" calcext:value-type="string">
            <text:p>dem</text:p>
          </table:table-cell>
          <table:table-cell office:value-type="float" office:value="-227.102821849833" calcext:value-type="float">
            <text:p>-227,102821849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0T00:32:10.888416989</dc:date>
    <meta:editing-duration>PT1M8S</meta:editing-duration>
    <meta:editing-cycles>1</meta:editing-cycles>
    <meta:generator>LibreOffice/5.1.6.2$Linux_X86_64 LibreOffice_project/10m0$Build-2</meta:generator>
    <meta:document-statistic meta:table-count="1" meta:cell-count="184" meta:object-count="0"/>
  </office:meta>
</office:document-meta>
</file>